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6b72" officeooo:paragraph-rsid="00036b72"/>
    </style:style>
    <style:style style:name="P2" style:family="paragraph" style:parent-style-name="Standard">
      <style:text-properties officeooo:rsid="0005c08d" officeooo:paragraph-rsid="0005c08d"/>
    </style:style>
    <style:style style:name="P3" style:family="paragraph" style:parent-style-name="Standard">
      <style:text-properties fo:font-weight="bold" officeooo:rsid="0005c08d" officeooo:paragraph-rsid="0005c08d" style:font-weight-asian="bold" style:font-weight-complex="bold"/>
    </style:style>
    <style:style style:name="P4" style:family="paragraph" style:parent-style-name="Standard">
      <style:text-properties fo:font-weight="bold" officeooo:rsid="00083621" officeooo:paragraph-rsid="00083621" style:font-weight-asian="bold" style:font-weight-complex="bold"/>
    </style:style>
    <style:style style:name="P5" style:family="paragraph" style:parent-style-name="Standard">
      <style:text-properties fo:font-weight="bold" officeooo:rsid="00036b72" officeooo:paragraph-rsid="00036b72" style:font-weight-asian="bold" style:font-weight-complex="bold"/>
    </style:style>
    <style:style style:name="P6" style:family="paragraph" style:parent-style-name="Standard">
      <style:text-properties officeooo:rsid="00083621" officeooo:paragraph-rsid="00083621"/>
    </style:style>
    <style:style style:name="P7" style:family="paragraph" style:parent-style-name="Standard">
      <style:text-properties fo:font-size="15pt" officeooo:rsid="00036b72" officeooo:paragraph-rsid="00036b72" style:font-size-asian="15pt" style:font-size-complex="15pt"/>
    </style:style>
    <style:style style:name="P8" style:family="paragraph" style:parent-style-name="Standard">
      <style:text-properties fo:font-size="15pt" fo:font-weight="bold" officeooo:rsid="0005c08d" officeooo:paragraph-rsid="0005c08d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062a99" officeooo:paragraph-rsid="00062a99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0711a6" officeooo:paragraph-rsid="000711a6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083621" officeooo:paragraph-rsid="00083621" style:font-size-asian="15pt" style:font-weight-asian="bold" style:font-size-complex="15pt" style:font-weight-complex="bold"/>
    </style:style>
    <style:style style:name="T1" style:family="text">
      <style:text-properties officeooo:rsid="000711a6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t31244db </text:p>
      <text:p text:style-name="P1">switched to db t31244db </text:p>
      <text:p text:style-name="P7"/>
      <text:p text:style-name="P8">Q1.Create a Simple index on the collection Automobile.</text:p>
      <text:p text:style-name="P2"/>
      <text:p text:style-name="P5">db.Automobile.ensureIndex({Price:1}); </text:p>
      <text:p text:style-name="P1">{ </text:p>
      <text:p text:style-name="P1"><text:tab/>"createdCollectionAutomatically" : false, </text:p>
      <text:p text:style-name="P1"><text:tab/>"numIndexesBefore" : 1, </text:p>
      <text:p text:style-name="P1"><text:tab/>"numIndexesAfter" : 2, </text:p>
      <text:p text:style-name="P1"><text:tab/>"ok" : 1 </text:p>
      <text:p text:style-name="P1">} </text:p>
      <text:p text:style-name="P1"/>
      <text:p text:style-name="P1">db.Automobile.getIndexes() </text:p>
      <text:p text:style-name="P1">[ </text:p>
      <text:p text:style-name="P1"><text:tab/>{ </text:p>
      <text:p text:style-name="P1"><text:tab/><text:tab/>"v" : 1, </text:p>
      <text:p text:style-name="P1"><text:tab/><text:tab/>"key" : { </text:p>
      <text:p text:style-name="P1"><text:tab/><text:tab/><text:tab/>"_id" : 1 </text:p>
      <text:p text:style-name="P1"><text:tab/><text:tab/>}, </text:p>
      <text:p text:style-name="P1"><text:tab/><text:tab/>"name" : "_id_", </text:p>
      <text:p text:style-name="P1"><text:tab/><text:tab/>"ns" : "t31244db.Automobile" </text:p>
      <text:p text:style-name="P1"><text:tab/>}, </text:p>
      <text:p text:style-name="P1"><text:tab/>{ </text:p>
      <text:p text:style-name="P1"><text:tab/><text:tab/>"v" : 1, </text:p>
      <text:p text:style-name="P1"><text:tab/><text:tab/>"key" : { </text:p>
      <text:p text:style-name="P1"><text:tab/><text:tab/><text:tab/>"Price" : 1 </text:p>
      <text:p text:style-name="P1"><text:tab/><text:tab/>}, </text:p>
      <text:p text:style-name="P1"><text:tab/><text:tab/>"name" : "Price_1", </text:p>
      <text:p text:style-name="P1"><text:tab/><text:tab/>"ns" : "t31244db.Automobile" </text:p>
      <text:p text:style-name="P1"><text:tab/>} </text:p>
      <text:p text:style-name="P1">] </text:p>
      <text:p text:style-name="P1"/>
      <text:p text:style-name="P9">Q2.<text:span text:style-name="T1">Create an composite index on the price of each model.</text:span></text:p>
      <text:p text:style-name="P1"/>
      <text:p text:style-name="P5">db.Automobile.createIndex({"Model_No":1, "Price":1}) </text:p>
      <text:p text:style-name="P1">{ </text:p>
      <text:p text:style-name="P1"><text:tab/>"createdCollectionAutomatically" : false, </text:p>
      <text:p text:style-name="P1"><text:tab/>"numIndexesBefore" : 2, </text:p>
      <text:p text:style-name="P1"><text:tab/>"numIndexesAfter" : 3, </text:p>
      <text:p text:style-name="P1"><text:tab/>"ok" : 1 </text:p>
      <text:p text:style-name="P1">} </text:p>
      <text:p text:style-name="P1"/>
      <text:p text:style-name="P1">db.Automobile.getIndexes() </text:p>
      <text:p text:style-name="P1">[ </text:p>
      <text:p text:style-name="P1"><text:tab/>{ </text:p>
      <text:p text:style-name="P1"><text:tab/><text:tab/>"v" : 1, </text:p>
      <text:p text:style-name="P1"><text:tab/><text:tab/>"key" : { </text:p>
      <text:p text:style-name="P1"><text:soft-page-break/><text:tab/><text:tab/><text:tab/>"_id" : 1 </text:p>
      <text:p text:style-name="P1"><text:tab/><text:tab/>}, </text:p>
      <text:p text:style-name="P1"><text:tab/><text:tab/>"name" : "_id_", </text:p>
      <text:p text:style-name="P1"><text:tab/><text:tab/>"ns" : "t31244db.Automobile" </text:p>
      <text:p text:style-name="P1"><text:tab/>}, </text:p>
      <text:p text:style-name="P1"><text:tab/>{ </text:p>
      <text:p text:style-name="P1"><text:tab/><text:tab/>"v" : 1, </text:p>
      <text:p text:style-name="P1"><text:tab/><text:tab/>"key" : { </text:p>
      <text:p text:style-name="P1"><text:tab/><text:tab/><text:tab/>"Price" : -1 </text:p>
      <text:p text:style-name="P1"><text:tab/><text:tab/>}, </text:p>
      <text:p text:style-name="P1"><text:tab/><text:tab/>"name" : "Price_-1", </text:p>
      <text:p text:style-name="P1"><text:tab/><text:tab/>"ns" : "t31244db.Automobile" </text:p>
      <text:p text:style-name="P1"><text:tab/>}, </text:p>
      <text:p text:style-name="P1"><text:tab/>{ </text:p>
      <text:p text:style-name="P1"><text:tab/><text:tab/>"v" : 1, </text:p>
      <text:p text:style-name="P1"><text:tab/><text:tab/>"key" : { </text:p>
      <text:p text:style-name="P1"><text:tab/><text:tab/><text:tab/>"Model_No" : 1, </text:p>
      <text:p text:style-name="P1"><text:tab/><text:tab/><text:tab/>"Price" : 1 </text:p>
      <text:p text:style-name="P1"><text:tab/><text:tab/>}, </text:p>
      <text:p text:style-name="P1"><text:tab/><text:tab/>"name" : "Model_No_1_Price_1", </text:p>
      <text:p text:style-name="P1"><text:tab/><text:tab/>"ns" : "t31244db.Automobile" </text:p>
      <text:p text:style-name="P1"><text:tab/>} </text:p>
      <text:p text:style-name="P1">] </text:p>
      <text:p text:style-name="P1"/>
      <text:p text:style-name="P10">Q3.create an unique index on collection Automobile.</text:p>
      <text:p text:style-name="P10"/>
      <text:p text:style-name="P5">db.Automobile.createIndex({"Model_No":1},{unique:true}) </text:p>
      <text:p text:style-name="P1">{ </text:p>
      <text:p text:style-name="P1"><text:tab/>"createdCollectionAutomatically" : false, </text:p>
      <text:p text:style-name="P1"><text:tab/>"numIndexesBefore" : 3, </text:p>
      <text:p text:style-name="P1"><text:tab/>"numIndexesAfter" : 4, </text:p>
      <text:p text:style-name="P1"><text:tab/>"ok" : 1 </text:p>
      <text:p text:style-name="P1">} " : 0 </text:p>
      <text:p text:style-name="P1">} </text:p>
      <text:p text:style-name="P1"/>
      <text:p text:style-name="P1"/>
      <text:p text:style-name="P10">Q4.Write a query using agrregate function <text:s/>group'</text:p>
      <text:p text:style-name="P10"/>
      <text:p text:style-name="P2"><text:s/><text:span text:style-name="T2">db.Automobile.aggregate([{$group:{_id:"$Price", category:{$sum:1}}}] ) </text:span></text:p>
      <text:p text:style-name="P2">{ "_id" : 35000000, "category" : 1 } </text:p>
      <text:p text:style-name="P2">{ "_id" : null, "category" : 1 } </text:p>
      <text:p text:style-name="P2">{ "_id" : 10000000, "category" : 1 } </text:p>
      <text:p text:style-name="P2">{ "_id" : 45000000, "category" : 1 } </text:p>
      <text:p text:style-name="P2">{ "_id" : 7500000, "category" : 2 } </text:p>
      <text:p text:style-name="P2">{ "_id" : 5000000, "category" : 1 } </text:p>
      <text:p text:style-name="P2">{ "_id" : 1500000, "category" : 1 } </text:p>
      <text:p text:style-name="P2">&gt; </text:p>
      <text:p text:style-name="P2"/>
      <text:p text:style-name="P2"><text:soft-page-break/></text:p>
      <text:p text:style-name="P2"/>
      <text:p text:style-name="P2"/>
      <text:p text:style-name="P2"/>
      <text:p text:style-name="P10">Q5.Write a query using agrregate function <text:s/>group'</text:p>
      <text:p text:style-name="P10"/>
      <text:p text:style-name="P3">db.Automobile.aggregate([{$match:{Color: "White"}}, {$group: { _id: "$Name", total: {$sum:"$Price"}}}]); </text:p>
      <text:p text:style-name="P2">{ "_id" : "Tesla-T", "total" : 35000000 } </text:p>
      <text:p text:style-name="P2">{ "_id" : "Audi Q7", "total" : 45000000 } </text:p>
      <text:p text:style-name="P2">{ "_id" : "Mercedes", "total" : 5000000 } </text:p>
      <text:p text:style-name="P2">&gt; </text:p>
      <text:p text:style-name="P1"/>
      <text:p text:style-name="P1"/>
      <text:p text:style-name="P1"/>
      <text:p text:style-name="P11">Q6.Sort the entire collection according to Model No of cars.</text:p>
      <text:p text:style-name="P11"/>
      <text:p text:style-name="P4">db.Automobile.aggregate([{$sort:{Model_No:-1}}, {$project:{Model_No:1}}]); </text:p>
      <text:p text:style-name="P6">{ "_id" : ObjectId("5d773a161b98d65b0fbf7581"), "Model_No" : 701 } </text:p>
      <text:p text:style-name="P6">{ "_id" : ObjectId("5d77428b4f61de78cbd01f98"), "Model_No" : 608 } </text:p>
      <text:p text:style-name="P6">{ "_id" : ObjectId("5d7733cd1b98d65b0fbf7579"), "Model_No" : 601 } </text:p>
      <text:p text:style-name="P6">{ "_id" : ObjectId("5d7737ab1b98d65b0fbf757e"), "Model_No" : 509 } </text:p>
      <text:p text:style-name="P6">{ "_id" : ObjectId("5d77382b1b98d65b0fbf757f"), "Model_No" : 501 } </text:p>
      <text:p text:style-name="P6">{ "_id" : ObjectId("5d7739cb1b98d65b0fbf7580"), "Model_No" : 401 } </text:p>
      <text:p text:style-name="P6">{ "_id" : ObjectId("5d77356b1b98d65b0fbf757c"), "Model_No" : 301 } </text:p>
      <text:p text:style-name="P6">{ "_id" : ObjectId("5d7736f91b98d65b0fbf757d"), "Model_No" : 201 } </text:p>
      <text:p text:style-name="P6">&gt; </text:p>
      <text:p text:style-name="P11">Q7.Display the top models of car with their features except the first three models.</text:p>
      <text:p text:style-name="P11"/>
      <text:p text:style-name="P4">db.Automobile.aggregate([{$sort:{Model_No:-1}}, {$project:{Model_No:1,Name:1, Features:1}},{$skip:3}]); </text:p>
      <text:p text:style-name="P6">{ "_id" : ObjectId("5d7737ab1b98d65b0fbf757e"), "Model_No" : 509, "Name" : "Jaquar", "Features" : [ "Diesel", "Sedan" ] } </text:p>
      <text:p text:style-name="P6">{ "_id" : ObjectId("5d77382b1b98d65b0fbf757f"), "Model_No" : 501, "Name" : "Rolles Royce", "Features" : [ "Diesel", "Luxury" ] } </text:p>
      <text:p text:style-name="P6">{ "_id" : ObjectId("5d7739cb1b98d65b0fbf7580"), "Model_No" : 401, "Name" : "Audi Q7", "Features" : [ "Diesel", "SUV" ] } </text:p>
      <text:p text:style-name="P6">{ "_id" : ObjectId("5d77356b1b98d65b0fbf757c"), "Model_No" : 301, "Name" : "BMW", "Features" : [ "Petrol", "Sedan" ] } </text:p>
      <text:p text:style-name="P6">{ "_id" : ObjectId("5d7736f91b98d65b0fbf757d"), "Model_No" : 201, "Name" : "Mercedes", "Features" : [ "Petrol", "Sedan" ] } 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Q8.Limit the display of top models to the top 3 model.</text:p>
      <text:p text:style-name="P11"/>
      <text:p text:style-name="P4">db.Automobile.aggregate([{$sort:{Model_No:-1}}, {$project:{Model_No:1,Name:1, Features:1}},{$skip:3},{$limit:3}]); </text:p>
      <text:p text:style-name="P6">{ "_id" : ObjectId("5d7737ab1b98d65b0fbf757e"), "Model_No" : 509, "Name" : "Jaquar", "Features" : [ "Diesel", "Sedan" ] } </text:p>
      <text:p text:style-name="P6">{ "_id" : ObjectId("5d77382b1b98d65b0fbf757f"), "Model_No" : 501, "Name" : "Rolles Royce", "Features" : [ "Diesel", "Luxury" ] } </text:p>
      <text:p text:style-name="P6">{ "_id" : ObjectId("5d7739cb1b98d65b0fbf7580"), "Model_No" : 401, "Name" : "Audi Q7", "Features" : [ "Diesel", "SUV" ] } </text:p>
      <text:p text:style-name="P6">&gt; </text:p>
      <text:p text:style-name="P6"/>
      <text:p text:style-name="P6">db.Automobile.aggregate([{$sort:{Model_No:-1}}, {$project:{Model_No:1,Name:1, Features:1}},{$limit:5},{$skip:3}]); </text:p>
      <text:p text:style-name="P6">{ "_id" : ObjectId("5d7737ab1b98d65b0fbf757e"), "Model_No" : 509, "Name" : "Jaquar", "Features" : [ "Diesel", "Sedan" ] } </text:p>
      <text:p text:style-name="P6">{ "_id" : ObjectId("5d77382b1b98d65b0fbf757f"), "Model_No" : 501, "Name" : "Rolles Royce", "Features" : [ "Diesel", "Luxury" ] } </text:p>
      <text:p text:style-name="P6"/>
      <text:p text:style-name="P11">Q9.Display white car models leavimg the top one.</text:p>
      <text:p text:style-name="P11"/>
      <text:p text:style-name="P4"><text:s/>db.Automobile.aggregate([{$match:{Color:"White"}},{$sort:{Model_No:-1}}, {$project:{Model_No:1,Name:1,Color:1, Features:1}},{$limit:3},{$skip:1}]); </text:p>
      <text:p text:style-name="P6">{ "_id" : ObjectId("5d7739cb1b98d65b0fbf7580"), "Model_No" : 401, "Name" : "Audi Q7", "Color" : "White", "Features" : [ "Diesel", "SUV" ] } </text:p>
      <text:p text:style-name="P6">{ "_id" : ObjectId("5d7736f91b98d65b0fbf757d"), "Model_No" : 201, "Name" : "Mercedes", "Color" : "White", "Features" : [ "Petrol", "Sedan" ] } </text:p>
      <text:p text:style-name="P6"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4:22:57.442492353</meta:creation-date>
    <dc:date>2019-09-24T11:04:01.387249446</dc:date>
    <meta:editing-duration>PT7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22" meta:word-count="628" meta:character-count="4791" meta:non-whitespace-character-count="4078"/>
  </office:meta>
</office:document-meta>
</file>